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rsid="00110782" officeooo:paragraph-rsid="00110782"/>
    </style:style>
    <style:style style:name="P2" style:family="paragraph" style:parent-style-name="Footer">
      <style:text-properties officeooo:paragraph-rsid="000fa136"/>
    </style:style>
    <style:style style:name="P3" style:family="paragraph" style:parent-style-name="Header">
      <style:text-properties officeooo:paragraph-rsid="000fa136"/>
    </style:style>
    <style:style style:name="P4" style:family="paragraph" style:parent-style-name="Heading_20_1">
      <style:text-properties officeooo:rsid="00110782" officeooo:paragraph-rsid="00110782"/>
    </style:style>
    <style:style style:name="P5" style:family="paragraph" style:parent-style-name="Heading_20_1">
      <style:text-properties fo:text-transform="uppercase" style:font-name="Caladea" fo:font-size="18.2000007629395pt" fo:font-weight="normal" officeooo:rsid="00125887" officeooo:paragraph-rsid="00125887" style:font-name-asian="Source Han Sans CN Regular" style:font-size-asian="18.2000007629395pt" style:font-weight-asian="normal" style:font-name-complex="Lohit Devanagari" style:font-size-complex="18.2000007629395pt" style:font-weight-complex="normal"/>
    </style:style>
    <style:style style:name="P6" style:family="paragraph" style:parent-style-name="Text_20_body">
      <style:text-properties officeooo:rsid="00110782" officeooo:paragraph-rsid="00110782"/>
    </style:style>
    <style:style style:name="P7" style:family="paragraph" style:parent-style-name="Text_20_body" style:list-style-name="L2">
      <style:text-properties officeooo:rsid="00110782" officeooo:paragraph-rsid="00110782"/>
    </style:style>
    <style:style style:name="P8" style:family="paragraph" style:parent-style-name="Text_20_body" style:list-style-name="L1">
      <style:text-properties fo:font-weight="bold" officeooo:rsid="00110782" officeooo:paragraph-rsid="00125887" style:font-weight-asian="bold" style:font-weight-complex="bold"/>
    </style:style>
    <style:style style:name="P9" style:family="paragraph" style:parent-style-name="Text_20_body" style:list-style-name="L1">
      <style:text-properties officeooo:paragraph-rsid="00122716"/>
    </style:style>
    <style:style style:name="P10" style:family="paragraph" style:parent-style-name="Text_20_body" style:list-style-name="L2">
      <style:text-properties officeooo:rsid="00122716" officeooo:paragraph-rsid="00122716"/>
    </style:style>
    <style:style style:name="P11" style:family="paragraph" style:parent-style-name="Text_20_body" style:list-style-name="L3">
      <style:text-properties officeooo:rsid="00122716" officeooo:paragraph-rsid="00122716"/>
    </style:style>
    <style:style style:name="P12" style:family="paragraph" style:parent-style-name="Text_20_body" style:list-style-name="L2">
      <style:text-properties officeooo:paragraph-rsid="00122716"/>
    </style:style>
    <style:style style:name="P13" style:family="paragraph" style:parent-style-name="Text_20_body" style:list-style-name="L3">
      <style:text-properties officeooo:rsid="00125887" officeooo:paragraph-rsid="00125887"/>
    </style:style>
    <style:style style:name="P14" style:family="paragraph" style:parent-style-name="Text_20_body">
      <style:text-properties officeooo:rsid="00125887" officeooo:paragraph-rsid="00125887"/>
    </style:style>
    <style:style style:name="T1" style:family="text">
      <style:text-properties officeooo:rsid="00110782"/>
    </style:style>
    <style:style style:name="T2" style:family="text">
      <style:text-properties officeooo:rsid="000fa136"/>
    </style:style>
    <style:style style:name="T3" style:family="text">
      <style:text-properties style:font-name="Carlito" officeooo:rsid="00110782" style:font-size-asian="10.5pt"/>
    </style:style>
    <style:style style:name="T4" style:family="text">
      <style:text-properties style:font-name="Carlito" fo:font-size="11pt" fo:font-weight="normal" officeooo:rsid="00122716" style:font-size-asian="10.5pt" style:font-weight-asian="normal" style:font-weight-complex="normal"/>
    </style:style>
    <style:style style:name="T5" style:family="text">
      <style:text-properties style:font-name="Carlito" fo:font-size="11pt" fo:font-weight="normal" officeooo:rsid="00125887" style:font-size-asian="10.5pt" style:font-weight-asian="normal" style:font-weight-complex="normal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weight="bold" officeooo:rsid="00122716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22716" style:font-weight-asian="normal" style:font-weight-complex="normal"/>
    </style:style>
    <style:style style:name="T10" style:family="text">
      <style:text-properties officeooo:rsid="00122716"/>
    </style:style>
    <style:style style:name="T11" style:family="text">
      <style:text-properties fo:font-weight="bold" officeooo:rsid="00122716" style:font-weight-asian="bold" style:font-weight-complex="bold"/>
    </style:style>
    <style:style style:name="T12" style:family="text">
      <style:text-properties fo:font-weight="bold" officeooo:rsid="00125887" style:font-weight-asian="bold" style:font-weight-complex="bold"/>
    </style:style>
    <style:style style:name="T13" style:family="text">
      <style:text-properties officeooo:rsid="001258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c – Meeting protocol</text:p>
      <text:h text:style-name="P4" text:outline-level="1">Introduction</text:h>
      <text:p text:style-name="P6">Introduce ourselves, make sure everyone’s mic is working</text:p>
      <text:p text:style-name="P6">Team members:</text:p>
      <text:list xml:id="list4038219116" text:style-name="L2">
        <text:list-item>
          <text:p text:style-name="P7">Raphael Dryer</text:p>
        </text:list-item>
        <text:list-item>
          <text:p text:style-name="P7">Kieran Woolley</text:p>
        </text:list-item>
        <text:list-item>
          <text:p text:style-name="P7">Siduduziwe Mswabuki</text:p>
        </text:list-item>
        <text:list-item>
          <text:p text:style-name="P10">Siddharth Thammineni</text:p>
        </text:list-item>
        <text:list-item>
          <text:p text:style-name="P10">Nicole Lehchevska</text:p>
        </text:list-item>
        <text:list-item>
          <text:p text:style-name="P10">Tihomir Stefanov</text:p>
        </text:list-item>
        <text:list-item>
          <text:p text:style-name="P12"><text:span text:style-name="T10">Aaron Patrick Monte</text:span></text:p>
        </text:list-item>
      </text:list>
      <text:h text:style-name="P4" text:outline-level="1">Scheduling</text:h>
      <text:p text:style-name="P6">In order to make sure we stick with deadlines, we are scheduling our tasks for when we have to do them by.</text:p>
      <text:list xml:id="list1679115027" text:style-name="L1">
        <text:list-item>
          <text:p text:style-name="P8">16<text:span text:style-name="T6">th</text:span> November <text:span text:style-name="T13">(1100 GMT)</text:span><text:span text:style-name="T8">: <text:tab/>Finding the two pages we need to do, allocating which <text:tab/><text:tab/><text:tab/><text:tab/><text:tab/>section is done by who.</text:span></text:p>
        </text:list-item>
        <text:list-item>
          <text:p text:style-name="P9"><text:span text:style-name="T11">23</text:span><text:span text:style-name="T7">rd</text:span><text:span text:style-name="T11"> November </text:span><text:span text:style-name="T12">(1100 GMT)</text:span><text:span text:style-name="T9">:<text:tab/><text:tab/></text:span><text:span text:style-name="T4">Section</text:span><text:span text:style-name="T5">s</text:span><text:span text:style-name="T4"> </text:span><text:span text:style-name="T5">are</text:span><text:span text:style-name="T4"> </text:span><text:span text:style-name="T5">completed</text:span><text:span text:style-name="T4"> and </text:span><text:span text:style-name="T5">we </text:span><text:span text:style-name="T4">collate </text:span><text:span text:style-name="T5">what we have <text:tab/><text:tab/><text:tab/><text:tab/><text:tab/>done into one <text:tab/>big file.</text:span></text:p>
        </text:list-item>
      </text:list>
      <text:h text:style-name="P5" text:outline-level="1">Individual tasks</text:h>
      <text:list xml:id="list1787589983" text:style-name="L3">
        <text:list-item>
          <text:p text:style-name="P11">Create a WhatsApp groupchat for more <text:span text:style-name="T13">convenience (created by Nicole)</text:span></text:p>
        </text:list-item>
        <text:list-item>
          <text:p text:style-name="P13">Study how to do LaTeX and TeX</text:p>
        </text:list-item>
      </text:list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" officeooo:rsid="00110782" style:font-size-asian="10.5pt"/>
    </style:style>
    <style:style style:name="MT2" style:family="text">
      <style:text-properties officeooo:rsid="000fa136"/>
    </style:style>
    <style:style style:name="MT3" style:family="text">
      <style:text-properties officeooo:rsid="0011078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RWS1</text:span><text:span text:style-name="MT2"><text:tab/></text:span><text:span text:style-name="MT1">Remote Working and Studying</text:span><text:span text:style-name="MT2"><text:tab/></text:span><text:span text:style-name="MT3">13/11/2020</text:span></text:p>
      </style:header>
      <style:footer>
        <text:p text:style-name="MP2"><text:span text:style-name="MT2">Aaron Patrick Monte<text:tab/></text:span><text:span text:style-name="MT1">Task C – Meeting Protocol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3T10:36:43.796894881</meta:creation-date>
    <dc:title>Notetaking</dc:title>
    <meta:generator>LibreOffice/7.0.2.2$Linux_X86_64 LibreOffice_project/00$Build-2</meta:generator>
    <meta:editing-duration>PT33S</meta:editing-duration>
    <meta:editing-cycles>2</meta:editing-cycles>
    <dc:date>2020-11-13T11:07:47.326562806</dc:date>
    <meta:document-statistic meta:table-count="0" meta:image-count="0" meta:object-count="0" meta:page-count="1" meta:paragraph-count="20" meta:word-count="134" meta:character-count="783" meta:non-whitespace-character-count="665"/>
    <meta:template xlink:type="simple" xlink:actuate="onRequest" xlink:title="Notetaking" xlink:href="../../../../../.config/libreoffice/4/user/template/Notetaking.ott" meta:date="2020-11-13T10:36:43.077478101"/>
  </office:meta>
</office:document-meta>
</file>